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01" svg:font-family="Arial0"/>
    <style:font-face style:name="OpenSymbol1" svg:font-family="OpenSymbol"/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style:text-autospace="none"/>
      <style:text-properties fo:language="en" fo:country="GB"/>
    </style:style>
    <style:style style:name="P7" style:family="paragraph" style:parent-style-name="Text_20_body">
      <style:text-properties style:font-name="Times New Roman" fo:font-size="14pt" style:font-size-asian="14pt" style:font-size-complex="14pt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language="en" fo:country="US" style:font-name-asian="Times New Roman1" style:font-name-complex="Times New Roman1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font-name="Times New Roman1" fo:font-size="14pt" style:font-size-asian="14pt" style:font-size-complex="14pt"/>
    </style:style>
    <style:style style:name="T7" style:family="text">
      <style:text-properties style:use-window-font-color="true" style:text-position="0% 100%" style:font-name-asian="Arial01" style:font-name-complex="Arial01"/>
    </style:style>
    <style:style style:name="T8" style:family="text">
      <style:text-properties style:use-window-font-color="true" style:text-position="0% 100%" fo:font-weight="bold" style:font-name-asian="Arial01" style:font-weight-asian="bold" style:font-name-complex="Arial01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7cm" svg:height="0.79cm" draw:z-index="0"><draw:image xlink:href="../../odt_eng/images/0047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Arc sine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2.011cm" svg:height="1.769cm" draw:z-index="0"><draw:image xlink:href="../../odt_eng/images/0047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7"><text:span text:style-name="T7">The unit is </text:span><text:span text:style-name="T8">vectorized</text:span><text:span text:style-name="T7"> and returns the output value calculated as per the formula</text:span>:</text:p>
            <text:p text:style-name="P5"><draw:frame draw:style-name="fr3" draw:name="Объект1" text:anchor-type="as-char" svg:width="5.669cm" svg:height="0.564cm" draw:z-index="0"><draw:object xlink:href="./Object 1" xlink:type="simple" xlink:show="embed" xlink:actuate="onLoad"/><draw:image xlink:href="./ObjectReplacements/Object 1" xlink:type="simple" xlink:show="embed" xlink:actuate="onLoad"/><svg:title>формула</svg:title><svg:desc>формула</svg:desc></draw:frame>,</text:p>
            <text:p text:style-name="Text_20_body"><text:span text:style-name="T9">where</text:span>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title>формула</svg:title><svg:desc>формула</svg:desc></draw:frame> <text:span text:style-name="T9">are amplitude, circle frequency and phase</text:span>,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9">are input and output signal</text:span>.</text:p>
            <text:p text:style-name="Text_20_body"><text:span text:style-name="T10">Mandatory condition</text:span><text:span text:style-name="T11">: </text:span><text:span text:style-name="T11"><draw:frame draw:style-name="fr3" draw:name="Object1" text:anchor-type="as-char" svg:width="3.694cm" svg:height="0.568cm" draw:z-index="0"><draw:object xlink:href="./Object 4" xlink:type="simple" xlink:show="embed" xlink:actuate="onLoad"/><draw:image xlink:href="./ObjectReplacements/Object 4" xlink:type="simple" xlink:show="embed" xlink:actuate="onLoad"/><svg:title>formula</svg:title><svg:desc>формула</svg:desc></draw:frame></text:span><text:span text:style-name="T11">.</text:span></text:p>
            <text:p text:style-name="Text_20_body"><text:span text:style-name="T10">Properties</text:span><text:span text:style-name="T11">:</text:span></text:p>
            <text:list xml:id="list1695289117094426967" text:style-name="L1">
              <text:list-item>
                <text:p text:style-name="P8"><text:span text:style-name="T4">Amplitude – is coefficient</text:span><text:span text:style-name="T4"><draw:frame draw:style-name="fr3" draw:name="Объект4" text:anchor-type="as-char" svg:width="0.482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5">.</text:span></text:p>
              </text:list-item>
              <text:list-item>
                <text:p text:style-name="P8"><text:span text:style-name="T4">Frequency – is coefficient</text:span><text:span text:style-name="T5"><draw:frame draw:style-name="fr3" draw:name="Объект6" text:anchor-type="as-char" svg:width="0.55cm" svg:height="0.28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5">.</text:span></text:p>
              </text:list-item>
              <text:list-item>
                <text:p text:style-name="P8"><text:span text:style-name="T4">Phase – is coefficient</text:span><text:span text:style-name="T5"><draw:frame draw:style-name="fr3" draw:name="Объект5" text:anchor-type="as-char" svg:width="0.566cm" svg:height="0.549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5">.</text:span></text:p>
              </text:list-item>
            </text:list>
            <text:p text:style-name="P6"><text:span text:style-name="Основной_20_шрифт_20_абзаца"><text:span text:style-name="T2">The </text:span></text:span><text:span text:style-name="Основной_20_шрифт_20_абзаца"><text:span text:style-name="T3">properties</text:span></text:span><text:span text:style-name="Основной_20_шрифт_20_абзаца"><text:span text:style-name="T2"> can be vectors, which dimensions </text:span></text:span><text:span text:style-name="Основной_20_шрифт_20_абзаца"><text:span text:style-name="T6">must be equal to the dimension of the input vector signal, in this case, the output will also be a vector signal.</text:span></text:span><text:span text:style-name="Основной_20_шрифт_20_абзаца"><text:span text:style-name="T2"> 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01" svg:font-family="Arial0"/>
    <style:font-face style:name="OpenSymbol1" svg:font-family="OpenSymbol"/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Арксинус</dc:title>
    <dc:creator>Александр </dc:creator>
    <meta:creation-date>2012-01-24T10:47:00Z</meta:creation-date>
    <dc:date>2012-03-04T19:45:25.85</dc:date>
    <meta:editing-cycles>147</meta:editing-cycles>
    <meta:editing-duration>PT3H13M46S</meta:editing-duration>
    <meta:document-statistic meta:table-count="1" meta:image-count="2" meta:object-count="7" meta:page-count="1" meta:paragraph-count="14" meta:word-count="84" meta:character-count="472"/>
    <meta:template xlink:type="simple" xlink:actuate="onRequest" xlink:title="" xlink:href="../../odt_eng/0047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arcsin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sin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fenced open="∣" close="∣"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</mfenced>
      <mrow>
        <mi/>
        <mo stretchy="false">≤</mo>
        <mi/>
      </mrow>
      <mn>1</mn>
    </mrow>
    <annotation encoding="StarMath 5.0">abs {%omega cdot x(t) + f} ~&lt;=~ 1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i>f</mi>
    </mrow>
    <annotation encoding="StarMath 5.0">f</annotation>
  </semantics>
</math>
</file>